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ヒラギノ明朝 ProN W3" svg:font-family="'ヒラギノ明朝 ProN W3'"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4.6444in" fo:margin-left="-0.0785in" table:align="left" style:writing-mode="lr-tb"/>
    </style:style>
    <style:style style:name="Table1.A" style:family="table-column">
      <style:table-column-properties style:column-width="3.075in"/>
    </style:style>
    <style:style style:name="Table1.B" style:family="table-column">
      <style:table-column-properties style:column-width="1.569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style:snap-to-layout-grid="false"/>
    </style:style>
    <style:style style:name="P2" style:family="paragraph" style:parent-style-name="Standard" style:list-style-name="WW8Num12"/>
    <style:style style:name="P3" style:family="paragraph" style:parent-style-name="Heading_20_1" style:master-page-name="Standard">
      <style:paragraph-properties style:page-number="auto"/>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000000" style:font-name="ヒラギノ明朝 ProN W3" style:font-name-asian="ヒラギノ明朝 ProN W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Welcome to the MangleBracket tour and tutorial</text:h>
      <text:p text:style-name="Intro">These paragraphs have the style “intro” on them. In Word, that makes them have small italicized text but MangleBracket doesn’t care about any of that. As far as MangleBracket is concerned you can render an “intro” paragraph any way you like.</text:p>
      <text:p text:style-name="Intro">In Code view, click this paragraph (or in Preview double-click it). The <text:span text:style-name="T1">Intro</text:span> style should be selected in the Styles pane at left. That gives you options for what kind of HTML element to use and what CSS class and inline style you want. Try adding inline style of “color:red”. Now you should see the inline style in Code view, and the text should actually be red in Preview.</text:p>
      <text:h text:style-name="Heading_20_2" text:outline-level="2">Features</text:h>
      <text:h text:style-name="Heading_20_3" text:outline-level="3"><text:span text:style-name="MangleBracket_20_Feature">Basic Tags:</text:span> It does what you expect</text:h>
      <text:p text:style-name="Standard">Paragraphs become <text:span text:style-name="HTML_20_Code">P</text:span>, lists become <text:span text:style-name="HTML_20_Code">UL</text:span> or <text:span text:style-name="HTML_20_Code">OL</text:span>, links become <text:span text:style-name="HTML_20_Code">A</text:span>. It knows you want <text:span text:style-name="HTML_20_Code">cellspacing=0</text:span> on your tables. It knows you use CSS and that you want to discard specific fonts and colors. Trust MangleBracket.</text:p>
      <text:h text:style-name="Heading_20_3" text:outline-level="3"><text:span text:style-name="MangleBracket_20_Feature">Inferred Tags:</text:span> It's smart</text:h>
      <text:p text:style-name="Standard">MangleBracket recovers the appropriate HTML element from the applied style. A paragraph with a bottom border becomes <text:span text:style-name="HTML_20_Code">P + HR</text:span>. An indented paragraph becomes <text:span text:style-name="HTML_20_Code">BLOCKQUOTE</text:span>. A paragraph in a large font becomes <text:span text:style-name="HTML_20_Code">H1</text:span>. If the first row of your table is a different style, it's assumed to be a <text:span text:style-name="HTML_20_Code">TH</text:span> row.</text:p>
      <text:h text:style-name="Heading_20_3" text:outline-level="3"><text:span text:style-name="MangleBracket_20_Feature">Advanced Mapping:</text:span> It's powerful</text:h>
      <text:p text:style-name="Standard">Every style class, whether it's a named style, an automatic style, or a MangleBracket pseudo style, can be mapped to any element, with an optional CSS class and/or inline style. In addition, you can map it to two special elements called (Contents) and (Nothing). Contents strips off the containing tags but renders the contents, and Nothing omits the entire element and all its children.</text:p>
      <text:h text:style-name="Heading_20_3" text:outline-level="3"><text:span text:style-name="MangleBracket_20_Feature">Output formatting:</text:span> XSLT can't do <text:span text:style-name="T2">this</text:span></text:h>
      <text:p text:style-name="Standard">MangleBracket provides unprecedented control over your HTML text output. You can indent with 2 spaces or 4 spaces or tabs, you can control the indentation style, you can output either HTML or XHTML, and most importantly you can choose your content encoding with a simple switch of a radio button. UTF-8, Latin-1 or ASCII, anything out of range will be encoded with an entity. This means no more unexpected ¿#å debris! To see some examples, check out the <text:a xlink:type="simple" xlink:href="#encoding"><text:span text:style-name="Internet_20_link">Character Encoding</text:span></text:a> section below.</text:p>
      <text:h text:style-name="Heading_20_3" text:outline-level="3"><text:span text:style-name="MangleBracket_20_Feature">Live preview:</text:span> It's all right there</text:h>
      <text:p text:style-name="Standard">As you make changes to the settings, your code updates immediately. Switch over to html view and see your current html rendered in an IFRAME. You can even paste in your site's CSS, which has zero effect on the generated output, but it makes your <text:soft-page-break/>html view look like it will actually look. That way when you share a link, whoever is reviewing it won't say <text:span text:style-name="T2">but our links are supposed to be orange!</text:span></text:p>
      <text:h text:style-name="Heading_20_2" text:outline-level="2">Some Default Mappings</text:h>
      <table:table table:name="Table1" table:style-name="Table1">
        <table:table-column table:style-name="Table1.A"/>
        <table:table-column table:style-name="Table1.B"/>
        <table:table-row table:style-name="Table1.1">
          <table:table-cell table:style-name="Table1.A1" office:value-type="string">
            <text:p text:style-name="P1">Paragraph</text:p>
          </table:table-cell>
          <table:table-cell table:style-name="Table1.B1" office:value-type="string">
            <text:p text:style-name="P1">P</text:p>
          </table:table-cell>
        </table:table-row>
        <table:table-row table:style-name="Table1.1">
          <table:table-cell table:style-name="Table1.A1" office:value-type="string">
            <text:p text:style-name="P1">Paragraph with bottom border</text:p>
          </table:table-cell>
          <table:table-cell table:style-name="Table1.B1" office:value-type="string">
            <text:p text:style-name="P1">P + HR</text:p>
          </table:table-cell>
        </table:table-row>
        <table:table-row table:style-name="Table1.1">
          <table:table-cell table:style-name="Table1.A1" office:value-type="string">
            <text:p text:style-name="P1">Paragraph with top border</text:p>
          </table:table-cell>
          <table:table-cell table:style-name="Table1.B1" office:value-type="string">
            <text:p text:style-name="P1">HR + P</text:p>
          </table:table-cell>
        </table:table-row>
        <table:table-row table:style-name="Table1.1">
          <table:table-cell table:style-name="Table1.A1" office:value-type="string">
            <text:p text:style-name="P1">Empty paragraph with any border</text:p>
          </table:table-cell>
          <table:table-cell table:style-name="Table1.B1" office:value-type="string">
            <text:p text:style-name="P1">HR</text:p>
          </table:table-cell>
        </table:table-row>
        <table:table-row table:style-name="Table1.1">
          <table:table-cell table:style-name="Table1.A1" office:value-type="string">
            <text:p text:style-name="P1">Paragraph in large font</text:p>
          </table:table-cell>
          <table:table-cell table:style-name="Table1.B1" office:value-type="string">
            <text:p text:style-name="P1">H1</text:p>
          </table:table-cell>
        </table:table-row>
        <table:table-row table:style-name="Table1.1">
          <table:table-cell table:style-name="Table1.A1" office:value-type="string">
            <text:p text:style-name="P1">Paragraph with style “Heading 2”</text:p>
          </table:table-cell>
          <table:table-cell table:style-name="Table1.B1" office:value-type="string">
            <text:p text:style-name="P1">H2</text:p>
          </table:table-cell>
        </table:table-row>
        <table:table-row table:style-name="Table1.1">
          <table:table-cell table:style-name="Table1.A1" office:value-type="string">
            <text:p text:style-name="P1">Paragraph with left margin</text:p>
          </table:table-cell>
          <table:table-cell table:style-name="Table1.B1" office:value-type="string">
            <text:p text:style-name="P1">BLOCKQUOTE</text:p>
          </table:table-cell>
        </table:table-row>
        <table:table-row table:style-name="Table1.1">
          <table:table-cell table:style-name="Table1.A1" office:value-type="string">
            <text:p text:style-name="P1">Bookmark</text:p>
          </table:table-cell>
          <table:table-cell table:style-name="Table1.B1" office:value-type="string">
            <text:p text:style-name="P1">A[name]</text:p>
          </table:table-cell>
        </table:table-row>
        <table:table-row table:style-name="Table1.1">
          <table:table-cell table:style-name="Table1.A1" office:value-type="string">
            <text:p text:style-name="P1">Hyperlink</text:p>
          </table:table-cell>
          <table:table-cell table:style-name="Table1.B1" office:value-type="string">
            <text:p text:style-name="P1">A[href]</text:p>
          </table:table-cell>
        </table:table-row>
        <table:table-row table:style-name="Table1.1">
          <table:table-cell table:style-name="Table1.A1" office:value-type="string">
            <text:p text:style-name="P1">Image</text:p>
          </table:table-cell>
          <table:table-cell table:style-name="Table1.B1" office:value-type="string">
            <text:p text:style-name="P1">IMG[src]</text:p>
          </table:table-cell>
        </table:table-row>
        <table:table-row table:style-name="Table1.1">
          <table:table-cell table:style-name="Table1.A1" office:value-type="string">
            <text:p text:style-name="P1">Bold text</text:p>
          </table:table-cell>
          <table:table-cell table:style-name="Table1.B1" office:value-type="string">
            <text:p text:style-name="P1">B</text:p>
          </table:table-cell>
        </table:table-row>
        <table:table-row table:style-name="Table1.1">
          <table:table-cell table:style-name="Table1.A1" office:value-type="string">
            <text:p text:style-name="P1">Italic text</text:p>
          </table:table-cell>
          <table:table-cell table:style-name="Table1.B1" office:value-type="string">
            <text:p text:style-name="P1">I</text:p>
          </table:table-cell>
        </table:table-row>
        <table:table-row table:style-name="Table1.1">
          <table:table-cell table:style-name="Table1.A1" office:value-type="string">
            <text:p text:style-name="P1">Numbered list</text:p>
          </table:table-cell>
          <table:table-cell table:style-name="Table1.B1" office:value-type="string">
            <text:p text:style-name="P1">OL</text:p>
          </table:table-cell>
        </table:table-row>
        <table:table-row table:style-name="Table1.1">
          <table:table-cell table:style-name="Table1.A1" office:value-type="string">
            <text:p text:style-name="P1">Bulleted list</text:p>
          </table:table-cell>
          <table:table-cell table:style-name="Table1.B1" office:value-type="string">
            <text:p text:style-name="P1">UL</text:p>
          </table:table-cell>
        </table:table-row>
        <table:table-row table:style-name="Table1.1">
          <table:table-cell table:style-name="Table1.A1" office:value-type="string">
            <text:p text:style-name="P1">Line break within a paragraph</text:p>
          </table:table-cell>
          <table:table-cell table:style-name="Table1.B1" office:value-type="string">
            <text:p text:style-name="P1">BR</text:p>
          </table:table-cell>
        </table:table-row>
      </table:table>
      <text:h text:style-name="Heading_20_2" text:outline-level="2">Links</text:h>
      <text:p text:style-name="Standard">This is a link to <text:a xlink:type="simple" xlink:href="http://www.google.com/"><text:span text:style-name="Internet_20_link">Google.com</text:span></text:a>, and this is a link to <text:a xlink:type="simple" xlink:href="http://www.amazon.com/"><text:span text:style-name="Internet_20_link">Amazon.com</text:span></text:a>. Go ahead and click them in Preview, they work. Now go to the Links pane and select one of them. You can modify the <text:span text:style-name="HTML_20_Code">href</text:span> and optionally make them open in a new window. Make Amazon link to barnesandnoble.com.</text:p>
      <text:p text:style-name="Standard">You may notice that Word automatically puts a span with style “underline” inside the links. That’s not so great, so click inside one from Code view and notice the “Internet link” style highlights. <text:s/>Go to Render As and choose <text:span text:style-name="T2">Contents</text:span>. </text:p>
      <text:h text:style-name="Heading_20_2" text:outline-level="2"><text:bookmark-start text:name="encoding"/><text:bookmark-end text:name="encoding"/>Character Encoding</text:h>
      <text:p text:style-name="Standard">To see how the different encoding options affect your document, go to the bottom of the HTML pane where it says <text:span text:style-name="T1">Output Options: Encoding</text:span>. Try switching from UTF-8 to Latin-1 to ASCII, and observe how the symbols below change.</text:p>
      <text:h text:style-name="Heading_20_3" text:outline-level="3"><text:soft-page-break/>UTF-8</text:h>
      <text:p text:style-name="Standard">This option is a no-op. The already UTF-8 encoded characters from your document file are passed through as-is. Additionally, <text:span text:style-name="HTML_20_Code">charset=utf-8</text:span> is added to the content-type header.</text:p>
      <text:p text:style-name="Standard">Some examples are the bullet (•), the black star (<text:span text:style-name="T3">★</text:span>) and the trademark symbol™. If you’ve selected UTF-8 encoding you should see these symbols directly, otherwise you should see them with their ampersand html entities.</text:p>
      <text:h text:style-name="Heading_20_3" text:outline-level="3">Latin-1</text:h>
      <text:p text:style-name="Standard">Also known as “ISO-8859-1”, this is a single-byte encoding of the common Western European characters. It includes all the ASCII characters, plus some accented characters like enye (ñ) and accented A (á), and some symbols such as the copyright symbol (©) and Spanish starting question mark (¿). <text:s/>Anything not in this character set, such as the symbols in the preceding paragraph, will be encoded as HTML entities.</text:p>
      <text:p text:style-name="Standard">One major drawback of this encoding is it doesn’t include “curly” quotes, so if your document is heavy on those you’ll see a lot of <text:span text:style-name="HTML_20_Code">&amp;ldquo;</text:span> and <text:span text:style-name="HTML_20_Code">&amp;rdquo;</text:span>. In this case you could select the “Straighten curly quotes” option to substitute ASCII quotes.</text:p>
      <text:h text:style-name="Heading_20_3" text:outline-level="3">ASCII</text:h>
      <text:p text:style-name="Standard">This is a basic single-byte seven-bit encoding of characters up through 127. Letters, numbers and basic punctuation will be encoded as a single byte, while anything else, such as an em dash (—), a Yen sign (¥), or a Spanish ¡begin exclamation! will be encoded with an entity.</text:p>
      <text:h text:style-name="Heading_20_2" text:outline-level="2">Another exercise</text:h>
      <text:p text:style-name="Standard"><text:span text:style-name="HTML_20_Code">HTML code</text:span> occurs in a few places throughout this document. Let’s style it.</text:p>
      <text:p text:style-name="Standard">Click or double click “HTML code” above or anywhere else in this document, which selects its style in the Styles pane. Select Render As… SPAN, with a class of “code” after the dot.</text:p>
      <text:p text:style-name="Standard">Now switch to the CSS pane and paste this in:<text:line-break/><text:span text:style-name="HTML_20_Code">.code { font: bold 13px Courier; color: green; }</text:span></text:p>
      <text:p text:style-name="Standard">In Preview they should actually show up as green monospaced text. Of course if you wanted to be more semantic, you could say Render As… CODE, and paste this in your CSS:<text:line-break/>code { <text:span text:style-name="HTML_20_Code">font: bold 13px Courier; color: green; }</text:span></text:p>
      <text:h text:style-name="Heading_20_2" text:outline-level="2">Getting the HTML</text:h>
      <text:p text:style-name="Standard">When you’re done tweaking you can either:</text:p>
      <text:list xml:id="list1479395824" text:style-name="WW8Num12">
        <text:list-item>
          <text:p text:style-name="P2">Click on Code view, Ctrl-A to select all and Ctrl-C to copy, or</text:p>
        </text:list-item>
        <text:list-item>
          <text:p text:style-name="P2"><text:soft-page-break/>Use the <text:span text:style-name="T1">Get plaintext</text:span> link in the lower right. That opens the plain HTML text in a new tab. Or use the Download link to prompt your browser to save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ヒラギノ明朝 ProN W3" svg:font-family="'ヒラギノ明朝 ProN W3'"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writing-mode="lr-tb"/>
      <style:text-properties style:use-window-font-color="true" style:font-name="Cambria" fo:font-size="12pt" fo:language="en" fo:country="US"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3335in" fo:margin-bottom="0in"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in" fo:keep-together="always" fo:keep-with-next="always"/>
      <style:text-properties fo:color="#4f81bd" style:font-name="Calibri" fo:font-size="16pt" fo:font-weight="bold" style:font-name-asian="Times New Roman" style:font-size-asian="16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libri" fo:font-size="14pt" style:font-name-asian="Times New Roman" style:font-size-asian="14pt" style:font-name-complex="Times New Roman"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Cambria" fo:font-size="14pt" fo:font-weight="bold" style:font-name-asian="Times New Roman"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Cambria"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Intro" style:family="paragraph" style:parent-style-name="Standard">
      <style:text-properties fo:font-size="11pt" fo:font-style="italic" style:font-size-asian="11pt"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2" style:family="text">
      <style:text-properties style:font-name="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font-name-asian="Cambria" style:font-name-complex="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fo:color="#4f81bd" style:font-name="Calibri" fo:font-size="16pt" fo:font-weight="bold" style:font-name-asian="Times New Roman" style:font-size-asian="16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4pt" style:font-name-asian="Times New Roman" style:font-size-asian="14pt" style:font-name-complex="Times New Roman"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Code" style:display-name="HTML Code" style:family="text" style:parent-style-name="Default_20_Paragraph_20_Font">
      <style:text-properties style:font-name="Courier" fo:font-size="10pt" style:font-size-asian="10pt" style:font-size-complex="10pt"/>
    </style:style>
    <style:style style:name="Heading_20_5_20_Char" style:display-name="Heading 5 Char" style:family="text" style:parent-style-name="Default_20_Paragraph_20_Font">
      <style:text-properties style:font-name="Cambria"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4_20_Char" style:display-name="Heading 4 Char" style:family="text" style:parent-style-name="Default_20_Paragraph_20_Font">
      <style:text-properties style:font-name="Cambria" fo:font-size="14pt" fo:font-weight="bold" style:font-name-asian="Times New Roman" style:font-size-asian="14pt" style:font-weight-asian="bold" style:font-name-complex="Times New Roman" style:font-size-complex="14pt" style:font-weight-complex="bold"/>
    </style:style>
    <style:style style:name="MangleBracket_20_Feature" style:display-name="MangleBracket Feature" style:family="text" style:parent-style-name="Default_20_Paragraph_20_Font">
      <style:text-properties fo:color="#0d0d0d"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Simons</meta:initial-creator>
    <meta:creation-date>2010-07-18T18:13:00</meta:creation-date>
    <dc:creator>John Simons</dc:creator>
    <dc:date>2010-08-01T12:37:00</dc:date>
    <meta:editing-cycles>5</meta:editing-cycles>
    <meta:editing-duration>PT00H49M00S</meta:editing-duration>
    <meta:document-statistic meta:table-count="1" meta:image-count="0" meta:object-count="0" meta:page-count="4" meta:paragraph-count="67" meta:word-count="1048" meta:character-count="5895"/>
    <meta:generator>OpenOffice.org/3.2$Unix OpenOffice.org_project/320m18$Build-9502</meta:generator>
  </office:meta>
</office:document-meta>
</file>